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/>
  </office:automatic-styles>
  <office:body>
    <office:spreadsheet>
      <table:table table:name="Gruppi1&amp;2&amp;3" table:style-name="ta1">
        <table:table-column table:style-name="co1" table:number-columns-repeated="16" table:default-cell-style-name="Default"/>
        <table:table-row table:style-name="ro2">
          <table:table-cell table:style-name="ce1" office:value-type="string" table:number-columns-spanned="3" table:number-rows-spanned="1">
            <text:p>d\ped{1} (1.50 \pm 0.01)mm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d\ped{2} (1.60 \pm 0.01)mm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d\ped{3} (2.00 \pm 0.01)mm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d\ped{4} (2.40 \pm 0.01)mm</text:p>
          </table:table-cell>
          <table:covered-table-cell table:number-columns-repeated="2"/>
          <table:table-cell/>
        </table:table-row>
        <table:table-row table:style-name="ro4">
          <table:table-cell office:value-type="string">
            <text:p>Serie1</text:p>
          </table:table-cell>
          <table:table-cell office:value-type="string">
            <text:p>Serie2</text:p>
          </table:table-cell>
          <table:table-cell office:value-type="string">
            <text:p>Serie3</text:p>
          </table:table-cell>
          <table:table-cell/>
          <table:table-cell office:value-type="string">
            <text:p>Serie1</text:p>
          </table:table-cell>
          <table:table-cell office:value-type="string">
            <text:p>Serie2</text:p>
          </table:table-cell>
          <table:table-cell office:value-type="string">
            <text:p>Serie3</text:p>
          </table:table-cell>
          <table:table-cell/>
          <table:table-cell office:value-type="string">
            <text:p>Serie1</text:p>
          </table:table-cell>
          <table:table-cell office:value-type="string">
            <text:p>Serie2</text:p>
          </table:table-cell>
          <table:table-cell office:value-type="string">
            <text:p>Serie3</text:p>
          </table:table-cell>
          <table:table-cell/>
          <table:table-cell office:value-type="string">
            <text:p>Serie1</text:p>
          </table:table-cell>
          <table:table-cell office:value-type="string">
            <text:p>Serie2</text:p>
          </table:table-cell>
          <table:table-cell office:value-type="string">
            <text:p>Serie3</text:p>
          </table:table-cell>
          <table:table-cell/>
        </table:table-row>
        <table:table-row table:style-name="ro4">
          <table:table-cell office:value-type="float" office:value="24.449">
            <text:p>24.449</text:p>
          </table:table-cell>
          <table:table-cell office:value-type="float" office:value="23.611">
            <text:p>23.611</text:p>
          </table:table-cell>
          <table:table-cell office:value-type="float" office:value="23.605">
            <text:p>23.605</text:p>
          </table:table-cell>
          <table:table-cell table:formula="of:=STDEVP([.A3:.C3])" office:value-type="float" office:value="0.396458769048631">
            <text:p>0.396458769</text:p>
          </table:table-cell>
          <table:table-cell office:value-type="float" office:value="20.534">
            <text:p>20.534</text:p>
          </table:table-cell>
          <table:table-cell office:value-type="float" office:value="19.913">
            <text:p>19.913</text:p>
          </table:table-cell>
          <table:table-cell office:value-type="float" office:value="20.379">
            <text:p>20.379</text:p>
          </table:table-cell>
          <table:table-cell table:formula="of:=STDEVP([.E3:.G3])" office:value-type="float" office:value="0.263906970140784">
            <text:p>0.2639069701</text:p>
          </table:table-cell>
          <table:table-cell office:value-type="float" office:value="13.039">
            <text:p>13.039</text:p>
          </table:table-cell>
          <table:table-cell office:value-type="float" office:value="13.071">
            <text:p>13.071</text:p>
          </table:table-cell>
          <table:table-cell office:value-type="float" office:value="12.993">
            <text:p>12.993</text:p>
          </table:table-cell>
          <table:table-cell table:formula="of:=STDEVP([.I3:.K3])" office:value-type="float" office:value="0.0320138858761143">
            <text:p>0.0320138859</text:p>
          </table:table-cell>
          <table:table-cell office:value-type="float" office:value="8.668">
            <text:p>8.668</text:p>
          </table:table-cell>
          <table:table-cell office:value-type="float" office:value="8.402">
            <text:p>8.402</text:p>
          </table:table-cell>
          <table:table-cell office:value-type="float" office:value="9.351">
            <text:p>9.351</text:p>
          </table:table-cell>
          <table:table-cell table:formula="of:=STDEVP([.M3:.O3])" office:value-type="float" office:value="0.399700721373714">
            <text:p>0.3997007214</text:p>
          </table:table-cell>
        </table:table-row>
        <table:table-row table:style-name="ro4">
          <table:table-cell office:value-type="float" office:value="49.115">
            <text:p>49.115</text:p>
          </table:table-cell>
          <table:table-cell office:value-type="float" office:value="47.692">
            <text:p>47.692</text:p>
          </table:table-cell>
          <table:table-cell office:value-type="float" office:value="47.362">
            <text:p>47.362</text:p>
          </table:table-cell>
          <table:table-cell table:formula="of:=STDEVP([.A4:.C4])" office:value-type="float" office:value="0.760616562767046">
            <text:p>0.7606165628</text:p>
          </table:table-cell>
          <table:table-cell office:value-type="float" office:value="41.014">
            <text:p>41.014</text:p>
          </table:table-cell>
          <table:table-cell office:value-type="float" office:value="39.941">
            <text:p>39.941</text:p>
          </table:table-cell>
          <table:table-cell office:value-type="float" office:value="40.912">
            <text:p>40.912</text:p>
          </table:table-cell>
          <table:table-cell table:formula="of:=STDEVP([.E4:.G4])" office:value-type="float" office:value="0.483571665377072">
            <text:p>0.4835716654</text:p>
          </table:table-cell>
          <table:table-cell office:value-type="float" office:value="26.379">
            <text:p>26.379</text:p>
          </table:table-cell>
          <table:table-cell office:value-type="float" office:value="26.329">
            <text:p>26.329</text:p>
          </table:table-cell>
          <table:table-cell office:value-type="float" office:value="26.044">
            <text:p>26.044</text:p>
          </table:table-cell>
          <table:table-cell table:formula="of:=STDEVP([.I4:.K4])" office:value-type="float" office:value="0.147554133192609">
            <text:p>0.1475541332</text:p>
          </table:table-cell>
          <table:table-cell office:value-type="float" office:value="17.789">
            <text:p>17.789</text:p>
          </table:table-cell>
          <table:table-cell office:value-type="float" office:value="17.086">
            <text:p>17.086</text:p>
          </table:table-cell>
          <table:table-cell office:value-type="float" office:value="18.169">
            <text:p>18.169</text:p>
          </table:table-cell>
          <table:table-cell table:formula="of:=STDEVP([.M4:.O4])" office:value-type="float" office:value="0.44863967229343">
            <text:p>0.4486396723</text:p>
          </table:table-cell>
        </table:table-row>
        <table:table-row table:style-name="ro4">
          <table:table-cell office:value-type="float" office:value="73.323">
            <text:p>73.323</text:p>
          </table:table-cell>
          <table:table-cell office:value-type="float" office:value="71.654">
            <text:p>71.654</text:p>
          </table:table-cell>
          <table:table-cell office:value-type="float" office:value="70.543">
            <text:p>70.543</text:p>
          </table:table-cell>
          <table:table-cell table:formula="of:=STDEVP([.A5:.C5])" office:value-type="float" office:value="1.14252556499479">
            <text:p>1.142525565</text:p>
          </table:table-cell>
          <table:table-cell office:value-type="float" office:value="61.415">
            <text:p>61.415</text:p>
          </table:table-cell>
          <table:table-cell office:value-type="float" office:value="60.739">
            <text:p>60.739</text:p>
          </table:table-cell>
          <table:table-cell office:value-type="float" office:value="61.395">
            <text:p>61.395</text:p>
          </table:table-cell>
          <table:table-cell table:formula="of:=STDEVP([.E5:.G5])" office:value-type="float" office:value="0.314061565089821">
            <text:p>0.3140615651</text:p>
          </table:table-cell>
          <table:table-cell office:value-type="float" office:value="39.52">
            <text:p>39.52</text:p>
          </table:table-cell>
          <table:table-cell office:value-type="float" office:value="39.545">
            <text:p>39.545</text:p>
          </table:table-cell>
          <table:table-cell office:value-type="float" office:value="39.628">
            <text:p>39.628</text:p>
          </table:table-cell>
          <table:table-cell table:formula="of:=STDEVP([.I5:.K5])" office:value-type="float" office:value="0.0461615520632569">
            <text:p>0.0461615521</text:p>
          </table:table-cell>
          <table:table-cell office:value-type="float" office:value="26.755">
            <text:p>26.755</text:p>
          </table:table-cell>
          <table:table-cell office:value-type="float" office:value="25.79">
            <text:p>25.79</text:p>
          </table:table-cell>
          <table:table-cell office:value-type="float" office:value="26.777">
            <text:p>26.777</text:p>
          </table:table-cell>
          <table:table-cell table:formula="of:=STDEVP([.M5:.O5])" office:value-type="float" office:value="0.460178467795075">
            <text:p>0.4601784678</text:p>
          </table:table-cell>
        </table:table-row>
        <table:table-row table:style-name="ro4">
          <table:table-cell office:value-type="float" office:value="97.609">
            <text:p>97.609</text:p>
          </table:table-cell>
          <table:table-cell office:value-type="float" office:value="95.707">
            <text:p>95.707</text:p>
          </table:table-cell>
          <table:table-cell office:value-type="float" office:value="94.31">
            <text:p>94.31</text:p>
          </table:table-cell>
          <table:table-cell table:formula="of:=STDEVP([.A6:.C6])" office:value-type="float" office:value="1.35206073170631">
            <text:p>1.3520607317</text:p>
          </table:table-cell>
          <table:table-cell office:value-type="float" office:value="81.972">
            <text:p>81.972</text:p>
          </table:table-cell>
          <table:table-cell office:value-type="float" office:value="81.072">
            <text:p>81.072</text:p>
          </table:table-cell>
          <table:table-cell office:value-type="float" office:value="81.876">
            <text:p>81.876</text:p>
          </table:table-cell>
          <table:table-cell table:formula="of:=STDEVP([.E6:.G6])" office:value-type="float" office:value="0.403544297444529">
            <text:p>0.4035442974</text:p>
          </table:table-cell>
          <table:table-cell office:value-type="float" office:value="52.835">
            <text:p>52.835</text:p>
          </table:table-cell>
          <table:table-cell office:value-type="float" office:value="52.756">
            <text:p>52.756</text:p>
          </table:table-cell>
          <table:table-cell office:value-type="float" office:value="52.328">
            <text:p>52.328</text:p>
          </table:table-cell>
          <table:table-cell table:formula="of:=STDEVP([.I6:.K6])" office:value-type="float" office:value="0.222729033182075">
            <text:p>0.2227290332</text:p>
          </table:table-cell>
          <table:table-cell office:value-type="float" office:value="35.621">
            <text:p>35.621</text:p>
          </table:table-cell>
          <table:table-cell office:value-type="float" office:value="34.916">
            <text:p>34.916</text:p>
          </table:table-cell>
          <table:table-cell office:value-type="float" office:value="35.652">
            <text:p>35.652</text:p>
          </table:table-cell>
          <table:table-cell table:formula="of:=STDEVP([.M6:.O6])" office:value-type="float" office:value="0.339882659490336">
            <text:p>0.3398826595</text:p>
          </table:table-cell>
        </table:table-row>
        <table:table-row table:style-name="ro4">
          <table:table-cell office:value-type="float" office:value="121.903">
            <text:p>121.903</text:p>
          </table:table-cell>
          <table:table-cell office:value-type="float" office:value="119.871">
            <text:p>119.871</text:p>
          </table:table-cell>
          <table:table-cell office:value-type="float" office:value="118.274">
            <text:p>118.274</text:p>
          </table:table-cell>
          <table:table-cell table:formula="of:=STDEVP([.A7:.C7])" office:value-type="float" office:value="1.48507665346496">
            <text:p>1.4850766535</text:p>
          </table:table-cell>
          <table:table-cell office:value-type="float" office:value="102.506">
            <text:p>102.506</text:p>
          </table:table-cell>
          <table:table-cell office:value-type="float" office:value="101.467">
            <text:p>101.467</text:p>
          </table:table-cell>
          <table:table-cell office:value-type="float" office:value="102.554">
            <text:p>102.554</text:p>
          </table:table-cell>
          <table:table-cell table:formula="of:=STDEVP([.E7:.G7])" office:value-type="float" office:value="0.501486013984661">
            <text:p>0.501486014</text:p>
          </table:table-cell>
          <table:table-cell office:value-type="float" office:value="66.133">
            <text:p>66.133</text:p>
          </table:table-cell>
          <table:table-cell office:value-type="float" office:value="66.045">
            <text:p>66.045</text:p>
          </table:table-cell>
          <table:table-cell office:value-type="float" office:value="65.546">
            <text:p>65.546</text:p>
          </table:table-cell>
          <table:table-cell table:formula="of:=STDEVP([.I7:.K7])" office:value-type="float" office:value="0.258481462907236">
            <text:p>0.2584814629</text:p>
          </table:table-cell>
          <table:table-cell office:value-type="float" office:value="45.326">
            <text:p>45.326</text:p>
          </table:table-cell>
          <table:table-cell office:value-type="float" office:value="43.843">
            <text:p>43.843</text:p>
          </table:table-cell>
          <table:table-cell office:value-type="float" office:value="44.371">
            <text:p>44.371</text:p>
          </table:table-cell>
          <table:table-cell table:formula="of:=STDEVP([.M7:.O7])" office:value-type="float" office:value="0.613740625635581">
            <text:p>0.6137406256</text:p>
          </table:table-cell>
        </table:table-row>
        <table:table-row table:style-name="ro4">
          <table:table-cell office:value-type="float" office:value="146.297">
            <text:p>146.297</text:p>
          </table:table-cell>
          <table:table-cell office:value-type="float" office:value="143.916">
            <text:p>143.916</text:p>
          </table:table-cell>
          <table:table-cell office:value-type="float" office:value="141.95">
            <text:p>141.95</text:p>
          </table:table-cell>
          <table:table-cell table:formula="of:=STDEVP([.A8:.C8])" office:value-type="float" office:value="1.77734902468693">
            <text:p>1.7773490247</text:p>
          </table:table-cell>
          <table:table-cell office:value-type="float" office:value="123.037">
            <text:p>123.037</text:p>
          </table:table-cell>
          <table:table-cell office:value-type="float" office:value="121.973">
            <text:p>121.973</text:p>
          </table:table-cell>
          <table:table-cell office:value-type="float" office:value="123.266">
            <text:p>123.266</text:p>
          </table:table-cell>
          <table:table-cell table:formula="of:=STDEVP([.E8:.G8])" office:value-type="float" office:value="0.563361537755486">
            <text:p>0.5633615378</text:p>
          </table:table-cell>
          <table:table-cell office:value-type="float" office:value="79.454">
            <text:p>79.454</text:p>
          </table:table-cell>
          <table:table-cell office:value-type="float" office:value="79.147">
            <text:p>79.147</text:p>
          </table:table-cell>
          <table:table-cell office:value-type="float" office:value="78.659">
            <text:p>78.659</text:p>
          </table:table-cell>
          <table:table-cell table:formula="of:=STDEVP([.I8:.K8])" office:value-type="float" office:value="0.327349286780271">
            <text:p>0.3273492868</text:p>
          </table:table-cell>
          <table:table-cell office:value-type="float" office:value="54.017">
            <text:p>54.017</text:p>
          </table:table-cell>
          <table:table-cell office:value-type="float" office:value="52.91">
            <text:p>52.91</text:p>
          </table:table-cell>
          <table:table-cell office:value-type="float" office:value="53.196">
            <text:p>53.196</text:p>
          </table:table-cell>
          <table:table-cell table:formula="of:=STDEVP([.M8:.O8])" office:value-type="float" office:value="0.469193871324948">
            <text:p>0.4691938713</text:p>
          </table:table-cell>
        </table:table-row>
        <table:table-row table:style-name="ro4">
          <table:table-cell office:value-type="float" office:value="170.797">
            <text:p>170.797</text:p>
          </table:table-cell>
          <table:table-cell office:value-type="float" office:value="167.89">
            <text:p>167.89</text:p>
          </table:table-cell>
          <table:table-cell office:value-type="float" office:value="165.458">
            <text:p>165.458</text:p>
          </table:table-cell>
          <table:table-cell table:formula="of:=STDEVP([.A9:.C9])" office:value-type="float" office:value="2.18251114290143">
            <text:p>2.1825111429</text:p>
          </table:table-cell>
          <table:table-cell office:value-type="float" office:value="143.645">
            <text:p>143.645</text:p>
          </table:table-cell>
          <table:table-cell office:value-type="float" office:value="143.136">
            <text:p>143.136</text:p>
          </table:table-cell>
          <table:table-cell office:value-type="float" office:value="143.877">
            <text:p>143.877</text:p>
          </table:table-cell>
          <table:table-cell table:formula="of:=STDEVP([.E9:.G9])" office:value-type="float" office:value="0.309477337170634">
            <text:p>0.3094773372</text:p>
          </table:table-cell>
          <table:table-cell office:value-type="float" office:value="92.784">
            <text:p>92.784</text:p>
          </table:table-cell>
          <table:table-cell office:value-type="float" office:value="92.368">
            <text:p>92.368</text:p>
          </table:table-cell>
          <table:table-cell office:value-type="float" office:value="91.873">
            <text:p>91.873</text:p>
          </table:table-cell>
          <table:table-cell table:formula="of:=STDEVP([.I9:.K9])" office:value-type="float" office:value="0.372380032881583">
            <text:p>0.3723800329</text:p>
          </table:table-cell>
          <table:table-cell office:value-type="float" office:value="63.057">
            <text:p>63.057</text:p>
          </table:table-cell>
          <table:table-cell office:value-type="float" office:value="62.744">
            <text:p>62.744</text:p>
          </table:table-cell>
          <table:table-cell office:value-type="float" office:value="62.609">
            <text:p>62.609</text:p>
          </table:table-cell>
          <table:table-cell table:formula="of:=STDEVP([.M9:.O9])" office:value-type="float" office:value="0.187645647135469">
            <text:p>0.1876456471</text:p>
          </table:table-cell>
        </table:table-row>
        <table:table-row table:style-name="ro4">
          <table:table-cell office:value-type="float" office:value="194.974">
            <text:p>194.974</text:p>
          </table:table-cell>
          <table:table-cell office:value-type="float" office:value="191.909">
            <text:p>191.909</text:p>
          </table:table-cell>
          <table:table-cell office:value-type="float" office:value="189.052">
            <text:p>189.052</text:p>
          </table:table-cell>
          <table:table-cell table:formula="of:=STDEVP([.A10:.C10])" office:value-type="float" office:value="2.41814341087446">
            <text:p>2.4181434109</text:p>
          </table:table-cell>
          <table:table-cell office:value-type="float" office:value="164.252">
            <text:p>164.252</text:p>
          </table:table-cell>
          <table:table-cell office:value-type="float" office:value="161.731">
            <text:p>161.731</text:p>
          </table:table-cell>
          <table:table-cell office:value-type="float" office:value="164.423">
            <text:p>164.423</text:p>
          </table:table-cell>
          <table:table-cell table:formula="of:=STDEVP([.E10:.G10])" office:value-type="float" office:value="1.23069745356941">
            <text:p>1.2306974536</text:p>
          </table:table-cell>
          <table:table-cell office:value-type="float" office:value="106.184">
            <text:p>106.184</text:p>
          </table:table-cell>
          <table:table-cell office:value-type="float" office:value="105.774">
            <text:p>105.774</text:p>
          </table:table-cell>
          <table:table-cell office:value-type="float" office:value="105.106">
            <text:p>105.106</text:p>
          </table:table-cell>
          <table:table-cell table:formula="of:=STDEVP([.I10:.K10])" office:value-type="float" office:value="0.444273189227831">
            <text:p>0.4442731892</text:p>
          </table:table-cell>
          <table:table-cell office:value-type="float" office:value="72.229">
            <text:p>72.229</text:p>
          </table:table-cell>
          <table:table-cell office:value-type="float" office:value="70.976">
            <text:p>70.976</text:p>
          </table:table-cell>
          <table:table-cell office:value-type="float" office:value="71.089">
            <text:p>71.089</text:p>
          </table:table-cell>
          <table:table-cell table:formula="of:=STDEVP([.M10:.O10])" office:value-type="float" office:value="0.56591891841696">
            <text:p>0.5659189184</text:p>
          </table:table-cell>
        </table:table-row>
        <table:table-row table:style-name="ro4">
          <table:table-cell office:value-type="float" office:value="219.473">
            <text:p>219.473</text:p>
          </table:table-cell>
          <table:table-cell office:value-type="float" office:value="215.776">
            <text:p>215.776</text:p>
          </table:table-cell>
          <table:table-cell office:value-type="float" office:value="212.903">
            <text:p>212.903</text:p>
          </table:table-cell>
          <table:table-cell table:formula="of:=STDEVP([.A11:.C11])" office:value-type="float" office:value="2.68921380497887">
            <text:p>2.689213805</text:p>
          </table:table-cell>
          <table:table-cell office:value-type="float" office:value="184.876">
            <text:p>184.876</text:p>
          </table:table-cell>
          <table:table-cell office:value-type="float" office:value="182.104">
            <text:p>182.104</text:p>
          </table:table-cell>
          <table:table-cell office:value-type="float" office:value="185.249">
            <text:p>185.249</text:p>
          </table:table-cell>
          <table:table-cell table:formula="of:=STDEVP([.E11:.G11])" office:value-type="float" office:value="1.40293889943773">
            <text:p>1.4029388994</text:p>
          </table:table-cell>
          <table:table-cell office:value-type="float" office:value="119.475">
            <text:p>119.475</text:p>
          </table:table-cell>
          <table:table-cell office:value-type="float" office:value="119.043">
            <text:p>119.043</text:p>
          </table:table-cell>
          <table:table-cell office:value-type="float" office:value="118.189">
            <text:p>118.189</text:p>
          </table:table-cell>
          <table:table-cell table:formula="of:=STDEVP([.I11:.K11])" office:value-type="float" office:value="0.534346537578587">
            <text:p>0.5343465376</text:p>
          </table:table-cell>
          <table:table-cell office:value-type="float" office:value="81.137">
            <text:p>81.137</text:p>
          </table:table-cell>
          <table:table-cell office:value-type="float" office:value="79.84">
            <text:p>79.84</text:p>
          </table:table-cell>
          <table:table-cell office:value-type="float" office:value="80.493">
            <text:p>80.493</text:p>
          </table:table-cell>
          <table:table-cell table:formula="of:=STDEVP([.M11:.O11])" office:value-type="float" office:value="0.529502282022151">
            <text:p>0.529502282</text:p>
          </table:table-cell>
        </table:table-row>
        <table:table-row table:style-name="ro4">
          <table:table-cell office:value-type="float" office:value="243.631">
            <text:p>243.631</text:p>
          </table:table-cell>
          <table:table-cell office:value-type="float" office:value="239.551">
            <text:p>239.551</text:p>
          </table:table-cell>
          <table:table-cell office:value-type="float" office:value="236.738">
            <text:p>236.738</text:p>
          </table:table-cell>
          <table:table-cell table:formula="of:=STDEVP([.A12:.C12])" office:value-type="float" office:value="2.82985704389619">
            <text:p>2.8298570439</text:p>
          </table:table-cell>
          <table:table-cell office:value-type="float" office:value="205.581">
            <text:p>205.581</text:p>
          </table:table-cell>
          <table:table-cell office:value-type="float" office:value="202.892">
            <text:p>202.892</text:p>
          </table:table-cell>
          <table:table-cell office:value-type="float" office:value="206.01">
            <text:p>206.01</text:p>
          </table:table-cell>
          <table:table-cell table:formula="of:=STDEVP([.E12:.G12])" office:value-type="float" office:value="1.37988268422436">
            <text:p>1.3798826842</text:p>
          </table:table-cell>
          <table:table-cell office:value-type="float" office:value="132.674">
            <text:p>132.674</text:p>
          </table:table-cell>
          <table:table-cell office:value-type="float" office:value="132.273">
            <text:p>132.273</text:p>
          </table:table-cell>
          <table:table-cell office:value-type="float" office:value="131.536">
            <text:p>131.536</text:p>
          </table:table-cell>
          <table:table-cell table:formula="of:=STDEVP([.I12:.K12])" office:value-type="float" office:value="0.471288305251327">
            <text:p>0.4712883053</text:p>
          </table:table-cell>
          <table:table-cell office:value-type="float" office:value="90.48">
            <text:p>90.48</text:p>
          </table:table-cell>
          <table:table-cell office:value-type="float" office:value="89.106">
            <text:p>89.106</text:p>
          </table:table-cell>
          <table:table-cell office:value-type="float" office:value="89.768">
            <text:p>89.768</text:p>
          </table:table-cell>
          <table:table-cell table:formula="of:=STDEVP([.M12:.O12])" office:value-type="float" office:value="0.561056939079175">
            <text:p>0.5610569391</text:p>
          </table:table-cell>
        </table:table-row>
        <table:table-row table:style-name="ro4">
          <table:table-cell table:number-columns-repeated="16"/>
        </table:table-row>
        <table:table-row table:style-name="ro2">
          <table:table-cell table:style-name="ce1" office:value-type="string" table:number-columns-spanned="3" table:number-rows-spanned="1">
            <text:p>d\ped{5} (3.20 \pm 0.01)mm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d\ped{6} (4.00 \pm 0.01)mm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d\ped{7} (4.80 \pm 0.01)mm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1">
            <text:p>d\ped{8} (5.60 \pm 0.01)mm</text:p>
          </table:table-cell>
          <table:covered-table-cell table:number-columns-repeated="2"/>
          <table:table-cell/>
        </table:table-row>
        <table:table-row table:style-name="ro4">
          <table:table-cell office:value-type="string">
            <text:p>Serie1</text:p>
          </table:table-cell>
          <table:table-cell office:value-type="string">
            <text:p>Serie2</text:p>
          </table:table-cell>
          <table:table-cell office:value-type="string">
            <text:p>Serie3</text:p>
          </table:table-cell>
          <table:table-cell/>
          <table:table-cell office:value-type="string">
            <text:p>Serie1</text:p>
          </table:table-cell>
          <table:table-cell office:value-type="string">
            <text:p>Serie2</text:p>
          </table:table-cell>
          <table:table-cell office:value-type="string">
            <text:p>Serie3</text:p>
          </table:table-cell>
          <table:table-cell/>
          <table:table-cell office:value-type="string">
            <text:p>Serie1</text:p>
          </table:table-cell>
          <table:table-cell office:value-type="string">
            <text:p>Serie2</text:p>
          </table:table-cell>
          <table:table-cell office:value-type="string">
            <text:p>Serie3</text:p>
          </table:table-cell>
          <table:table-cell/>
          <table:table-cell office:value-type="string">
            <text:p>Serie1</text:p>
          </table:table-cell>
          <table:table-cell office:value-type="string">
            <text:p>Serie2</text:p>
          </table:table-cell>
          <table:table-cell office:value-type="string">
            <text:p>Serie3</text:p>
          </table:table-cell>
          <table:table-cell/>
        </table:table-row>
        <table:table-row table:style-name="ro4">
          <table:table-cell office:value-type="float" office:value="4.844">
            <text:p>4.844</text:p>
          </table:table-cell>
          <table:table-cell office:value-type="float" office:value="4.86">
            <text:p>4.86</text:p>
          </table:table-cell>
          <table:table-cell office:value-type="float" office:value="4.838">
            <text:p>4.838</text:p>
          </table:table-cell>
          <table:table-cell table:formula="of:=STDEVP([.A16:.C16])" office:value-type="float" office:value="0.0092855921847895">
            <text:p>0.0092855922</text:p>
          </table:table-cell>
          <table:table-cell office:value-type="float" office:value="5.983">
            <text:p>5.983</text:p>
          </table:table-cell>
          <table:table-cell office:value-type="float" office:value="5.907">
            <text:p>5.907</text:p>
          </table:table-cell>
          <table:table-cell office:value-type="float" office:value="5.638">
            <text:p>5.638</text:p>
          </table:table-cell>
          <table:table-cell table:formula="of:=STDEVP([.E16:.G16])" office:value-type="float" office:value="0.148009759437981">
            <text:p>0.1480097594</text:p>
          </table:table-cell>
          <table:table-cell office:value-type="float" office:value="3.817">
            <text:p>3.817</text:p>
          </table:table-cell>
          <table:table-cell office:value-type="float" office:value="3.754">
            <text:p>3.754</text:p>
          </table:table-cell>
          <table:table-cell office:value-type="float" office:value="3.741">
            <text:p>3.741</text:p>
          </table:table-cell>
          <table:table-cell table:formula="of:=STDEVP([.I16:.K16])" office:value-type="float" office:value="0.0331896905010511">
            <text:p>0.0331896905</text:p>
          </table:table-cell>
          <table:table-cell office:value-type="float" office:value="6.196">
            <text:p>6.196</text:p>
          </table:table-cell>
          <table:table-cell office:value-type="float" office:value="6.282">
            <text:p>6.282</text:p>
          </table:table-cell>
          <table:table-cell office:value-type="float" office:value="6.449">
            <text:p>6.449</text:p>
          </table:table-cell>
          <table:table-cell table:formula="of:=STDEVP([.M16:.O16])" office:value-type="float" office:value="0.105036501591907">
            <text:p>0.1050365016</text:p>
          </table:table-cell>
        </table:table-row>
        <table:table-row table:style-name="ro4">
          <table:table-cell office:value-type="float" office:value="9.788">
            <text:p>9.788</text:p>
          </table:table-cell>
          <table:table-cell office:value-type="float" office:value="10.016">
            <text:p>10.016</text:p>
          </table:table-cell>
          <table:table-cell office:value-type="float" office:value="9.66">
            <text:p>9.66</text:p>
          </table:table-cell>
          <table:table-cell table:formula="of:=STDEVP([.A17:.C17])" office:value-type="float" office:value="0.147235261477073">
            <text:p>0.1472352615</text:p>
          </table:table-cell>
          <table:table-cell office:value-type="float" office:value="12.329">
            <text:p>12.329</text:p>
          </table:table-cell>
          <table:table-cell office:value-type="float" office:value="11.883">
            <text:p>11.883</text:p>
          </table:table-cell>
          <table:table-cell office:value-type="float" office:value="11.63">
            <text:p>11.63</text:p>
          </table:table-cell>
          <table:table-cell table:formula="of:=STDEVP([.E17:.G17])" office:value-type="float" office:value="0.288968664198887">
            <text:p>0.2889686642</text:p>
          </table:table-cell>
          <table:table-cell office:value-type="float" office:value="7.771">
            <text:p>7.771</text:p>
          </table:table-cell>
          <table:table-cell office:value-type="float" office:value="7.656">
            <text:p>7.656</text:p>
          </table:table-cell>
          <table:table-cell office:value-type="float" office:value="7.684">
            <text:p>7.684</text:p>
          </table:table-cell>
          <table:table-cell table:formula="of:=STDEVP([.I17:.K17])" office:value-type="float" office:value="0.0489648399931579">
            <text:p>0.04896484</text:p>
          </table:table-cell>
          <table:table-cell office:value-type="float" office:value="12.855">
            <text:p>12.855</text:p>
          </table:table-cell>
          <table:table-cell office:value-type="float" office:value="12.945">
            <text:p>12.945</text:p>
          </table:table-cell>
          <table:table-cell office:value-type="float" office:value="12.898">
            <text:p>12.898</text:p>
          </table:table-cell>
          <table:table-cell table:formula="of:=STDEVP([.M17:.O17])" office:value-type="float" office:value="0.0367544403968947">
            <text:p>0.0367544404</text:p>
          </table:table-cell>
        </table:table-row>
        <table:table-row table:style-name="ro4">
          <table:table-cell office:value-type="float" office:value="14.417">
            <text:p>14.417</text:p>
          </table:table-cell>
          <table:table-cell office:value-type="float" office:value="14.459">
            <text:p>14.459</text:p>
          </table:table-cell>
          <table:table-cell office:value-type="float" office:value="14.476">
            <text:p>14.476</text:p>
          </table:table-cell>
          <table:table-cell table:formula="of:=STDEVP([.A18:.C18])" office:value-type="float" office:value="0.0247969532178634">
            <text:p>0.0247969532</text:p>
          </table:table-cell>
          <table:table-cell office:value-type="float" office:value="17.396">
            <text:p>17.396</text:p>
          </table:table-cell>
          <table:table-cell office:value-type="float" office:value="18.197">
            <text:p>18.197</text:p>
          </table:table-cell>
          <table:table-cell office:value-type="float" office:value="17.794">
            <text:p>17.794</text:p>
          </table:table-cell>
          <table:table-cell table:formula="of:=STDEVP([.E18:.G18])" office:value-type="float" office:value="0.327009004293289">
            <text:p>0.3270090043</text:p>
          </table:table-cell>
          <table:table-cell office:value-type="float" office:value="11.689">
            <text:p>11.689</text:p>
          </table:table-cell>
          <table:table-cell office:value-type="float" office:value="11.621">
            <text:p>11.621</text:p>
          </table:table-cell>
          <table:table-cell office:value-type="float" office:value="11.673">
            <text:p>11.673</text:p>
          </table:table-cell>
          <table:table-cell table:formula="of:=STDEVP([.I18:.K18])" office:value-type="float" office:value="0.0290287214094361">
            <text:p>0.0290287214</text:p>
          </table:table-cell>
          <table:table-cell table:number-columns-repeated="4"/>
        </table:table-row>
        <table:table-row table:style-name="ro4">
          <table:table-cell office:value-type="float" office:value="19.496">
            <text:p>19.496</text:p>
          </table:table-cell>
          <table:table-cell office:value-type="float" office:value="19.421">
            <text:p>19.421</text:p>
          </table:table-cell>
          <table:table-cell office:value-type="float" office:value="19.411">
            <text:p>19.411</text:p>
          </table:table-cell>
          <table:table-cell table:formula="of:=STDEVP([.A19:.C19])" office:value-type="float" office:value="0.0379326889224692">
            <text:p>0.0379326889</text:p>
          </table:table-cell>
          <table:table-cell office:value-type="float" office:value="23.734">
            <text:p>23.734</text:p>
          </table:table-cell>
          <table:table-cell office:value-type="float" office:value="24.116">
            <text:p>24.116</text:p>
          </table:table-cell>
          <table:table-cell office:value-type="float" office:value="23.84">
            <text:p>23.84</text:p>
          </table:table-cell>
          <table:table-cell table:formula="of:=STDEVP([.E19:.G19])" office:value-type="float" office:value="0.161016217264666">
            <text:p>0.1610162173</text:p>
          </table:table-cell>
          <table:table-cell office:value-type="float" office:value="15.658">
            <text:p>15.658</text:p>
          </table:table-cell>
          <table:table-cell office:value-type="float" office:value="15.641">
            <text:p>15.641</text:p>
          </table:table-cell>
          <table:table-cell office:value-type="float" office:value="15.662">
            <text:p>15.662</text:p>
          </table:table-cell>
          <table:table-cell table:formula="of:=STDEVP([.I19:.K19])" office:value-type="float" office:value="0.0091043335224986">
            <text:p>0.0091043335</text:p>
          </table:table-cell>
          <table:table-cell table:number-columns-repeated="4"/>
        </table:table-row>
        <table:table-row table:style-name="ro4">
          <table:table-cell office:value-type="float" office:value="24.355">
            <text:p>24.355</text:p>
          </table:table-cell>
          <table:table-cell office:value-type="float" office:value="24.176">
            <text:p>24.176</text:p>
          </table:table-cell>
          <table:table-cell office:value-type="float" office:value="24.349">
            <text:p>24.349</text:p>
          </table:table-cell>
          <table:table-cell table:formula="of:=STDEVP([.A20:.C20])" office:value-type="float" office:value="0.0830033466527447">
            <text:p>0.0830033467</text:p>
          </table:table-cell>
          <table:table-cell office:value-type="float" office:value="29.284">
            <text:p>29.284</text:p>
          </table:table-cell>
          <table:table-cell office:value-type="float" office:value="30.044">
            <text:p>30.044</text:p>
          </table:table-cell>
          <table:table-cell office:value-type="float" office:value="30.085">
            <text:p>30.085</text:p>
          </table:table-cell>
          <table:table-cell table:formula="of:=STDEVP([.E20:.G20])" office:value-type="float" office:value="0.368311764074345">
            <text:p>0.3683117641</text:p>
          </table:table-cell>
          <table:table-cell office:value-type="float" office:value="19.741">
            <text:p>19.741</text:p>
          </table:table-cell>
          <table:table-cell office:value-type="float" office:value="19.466">
            <text:p>19.466</text:p>
          </table:table-cell>
          <table:table-cell office:value-type="float" office:value="19.68">
            <text:p>19.68</text:p>
          </table:table-cell>
          <table:table-cell table:formula="of:=STDEVP([.I20:.K20])" office:value-type="float" office:value="0.117918050639699">
            <text:p>0.1179180506</text:p>
          </table:table-cell>
          <table:table-cell table:number-columns-repeated="4"/>
        </table:table-row>
        <table:table-row table:style-name="ro4">
          <table:table-cell office:value-type="float" office:value="29.401">
            <text:p>29.401</text:p>
          </table:table-cell>
          <table:table-cell office:value-type="float" office:value="29.141">
            <text:p>29.141</text:p>
          </table:table-cell>
          <table:table-cell office:value-type="float" office:value="29.071">
            <text:p>29.071</text:p>
          </table:table-cell>
          <table:table-cell table:formula="of:=STDEVP([.A21:.C21])" office:value-type="float" office:value="0.141970262926979">
            <text:p>0.1419702629</text:p>
          </table:table-cell>
          <table:table-cell table:number-columns-repeated="12"/>
        </table:table-row>
        <table:table-row table:style-name="ro4">
          <table:table-cell office:value-type="float" office:value="34.393">
            <text:p>34.393</text:p>
          </table:table-cell>
          <table:table-cell office:value-type="float" office:value="35.171">
            <text:p>35.171</text:p>
          </table:table-cell>
          <table:table-cell office:value-type="float" office:value="34.32">
            <text:p>34.32</text:p>
          </table:table-cell>
          <table:table-cell table:formula="of:=STDEVP([.A22:.C22])" office:value-type="float" office:value="0.385113835984461">
            <text:p>0.385113836</text:p>
          </table:table-cell>
          <table:table-cell table:number-columns-repeated="12"/>
        </table:table-row>
        <table:table-row table:style-name="ro4">
          <table:table-cell office:value-type="float" office:value="39.356">
            <text:p>39.356</text:p>
          </table:table-cell>
          <table:table-cell office:value-type="float" office:value="39.079">
            <text:p>39.079</text:p>
          </table:table-cell>
          <table:table-cell office:value-type="float" office:value="39.294">
            <text:p>39.294</text:p>
          </table:table-cell>
          <table:table-cell table:formula="of:=STDEVP([.A23:.C23])" office:value-type="float" office:value="0.118695689334814">
            <text:p>0.1186956893</text:p>
          </table:table-cell>
          <table:table-cell table:number-columns-repeated="12"/>
        </table:table-row>
        <table:table-row table:style-name="ro4">
          <table:table-cell office:value-type="float" office:value="44.335">
            <text:p>44.335</text:p>
          </table:table-cell>
          <table:table-cell office:value-type="float" office:value="44.125">
            <text:p>44.125</text:p>
          </table:table-cell>
          <table:table-cell office:value-type="float" office:value="44.204">
            <text:p>44.204</text:p>
          </table:table-cell>
          <table:table-cell table:formula="of:=STDEVP([.A24:.C24])" office:value-type="float" office:value="0.0866038233695388">
            <text:p>0.0866038234</text:p>
          </table:table-cell>
          <table:table-cell table:number-columns-repeated="12"/>
        </table:table-row>
        <table:table-row table:style-name="ro4">
          <table:table-cell office:value-type="float" office:value="49.29">
            <text:p>49.29</text:p>
          </table:table-cell>
          <table:table-cell office:value-type="float" office:value="49.098">
            <text:p>49.098</text:p>
          </table:table-cell>
          <table:table-cell office:value-type="float" office:value="49.231">
            <text:p>49.231</text:p>
          </table:table-cell>
          <table:table-cell table:formula="of:=STDEVP([.A25:.C25])" office:value-type="float" office:value="0.080300823297288">
            <text:p>0.0803008233</text:p>
          </table:table-cell>
          <table:table-cell table:number-columns-repeated="12"/>
        </table:table-row>
        <table:table-row table:style-name="ro4" table:number-rows-repeated="1048550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Gruppo4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3" table:default-cell-style-name="Default"/>
        <table:table-row table:style-name="ro2">
          <table:table-cell table:style-name="ce1" office:value-type="string" table:number-columns-spanned="2" table:number-rows-spanned="1">
            <text:p>d\ped{9} (6.40 \pm 0.01)mm</text:p>
          </table:table-cell>
          <table:covered-table-cell table:style-name="Default"/>
          <table:table-cell table:style-name="Default"/>
          <table:table-cell/>
          <table:table-cell table:style-name="ce1" office:value-type="string" table:number-columns-spanned="2" table:number-rows-spanned="1">
            <text:p>d\ped{10} (7.20 \pm 0.01)mm</text:p>
          </table:table-cell>
          <table:covered-table-cell table:style-name="Default"/>
          <table:table-cell table:style-name="Default"/>
          <table:table-cell/>
          <table:table-cell table:style-name="ce1" table:number-columns-spanned="2" table:number-rows-spanned="1"/>
          <table:covered-table-cell/>
        </table:table-row>
        <table:table-row table:style-name="ro4">
          <table:table-cell office:value-type="string">
            <text:p>Serie1</text:p>
          </table:table-cell>
          <table:table-cell office:value-type="float" office:value="4.261">
            <text:p>4.26</text:p>
          </table:table-cell>
          <table:table-cell table:formula="of:=STDEVP([.$B$2:.$B$6])" office:value-type="float" office:value="0.0730659975638463">
            <text:p>0.07</text:p>
          </table:table-cell>
          <table:table-cell/>
          <table:table-cell office:value-type="string">
            <text:p>Serie1</text:p>
          </table:table-cell>
          <table:table-cell office:value-type="float" office:value="2.634">
            <text:p>2.63</text:p>
          </table:table-cell>
          <table:table-cell table:formula="of:=STDEVP([.$F$2:.$F$6])" office:value-type="float" office:value="0.0232757384415619">
            <text:p>0.02</text:p>
          </table:table-cell>
          <table:table-cell table:number-columns-repeated="3"/>
        </table:table-row>
        <table:table-row table:style-name="ro4">
          <table:table-cell office:value-type="string">
            <text:p>Serie2</text:p>
          </table:table-cell>
          <table:table-cell office:value-type="float" office:value="4.271">
            <text:p>4.27</text:p>
          </table:table-cell>
          <table:table-cell table:formula="of:=STDEVP([.$B$2:.$B$6])" office:value-type="float" office:value="0.0730659975638463">
            <text:p>0.07</text:p>
          </table:table-cell>
          <table:table-cell/>
          <table:table-cell office:value-type="string">
            <text:p>Serie2</text:p>
          </table:table-cell>
          <table:table-cell office:value-type="float" office:value="2.657">
            <text:p>2.66</text:p>
          </table:table-cell>
          <table:table-cell table:formula="of:=STDEVP([.$F$2:.$F$6])" office:value-type="float" office:value="0.0232757384415619">
            <text:p>0.02</text:p>
          </table:table-cell>
          <table:table-cell table:number-columns-repeated="3"/>
        </table:table-row>
        <table:table-row table:style-name="ro4">
          <table:table-cell office:value-type="string">
            <text:p>Serie3</text:p>
          </table:table-cell>
          <table:table-cell office:value-type="float" office:value="4.27">
            <text:p>4.27</text:p>
          </table:table-cell>
          <table:table-cell table:formula="of:=STDEVP([.$B$2:.$B$6])" office:value-type="float" office:value="0.0730659975638463">
            <text:p>0.07</text:p>
          </table:table-cell>
          <table:table-cell/>
          <table:table-cell office:value-type="string">
            <text:p>Serie3</text:p>
          </table:table-cell>
          <table:table-cell office:value-type="float" office:value="2.681">
            <text:p>2.68</text:p>
          </table:table-cell>
          <table:table-cell table:formula="of:=STDEVP([.$F$2:.$F$6])" office:value-type="float" office:value="0.0232757384415619">
            <text:p>0.02</text:p>
          </table:table-cell>
          <table:table-cell table:number-columns-repeated="3"/>
        </table:table-row>
        <table:table-row table:style-name="ro4">
          <table:table-cell office:value-type="string">
            <text:p>Serie4</text:p>
          </table:table-cell>
          <table:table-cell office:value-type="float" office:value="4.254">
            <text:p>4.25</text:p>
          </table:table-cell>
          <table:table-cell table:formula="of:=STDEVP([.$B$2:.$B$6])" office:value-type="float" office:value="0.0730659975638463">
            <text:p>0.07</text:p>
          </table:table-cell>
          <table:table-cell/>
          <table:table-cell office:value-type="string">
            <text:p>Serie4</text:p>
          </table:table-cell>
          <table:table-cell office:value-type="float" office:value="2.659">
            <text:p>2.66</text:p>
          </table:table-cell>
          <table:table-cell table:formula="of:=STDEVP([.$F$2:.$F$6])" office:value-type="float" office:value="0.0232757384415619">
            <text:p>0.02</text:p>
          </table:table-cell>
          <table:table-cell table:number-columns-repeated="3"/>
        </table:table-row>
        <table:table-row table:style-name="ro4">
          <table:table-cell office:value-type="string">
            <text:p>Serie5</text:p>
          </table:table-cell>
          <table:table-cell office:value-type="float" office:value="4.446">
            <text:p>4.45</text:p>
          </table:table-cell>
          <table:table-cell table:formula="of:=STDEVP([.$B$2:.$B$6])" office:value-type="float" office:value="0.0730659975638463">
            <text:p>0.07</text:p>
          </table:table-cell>
          <table:table-cell/>
          <table:table-cell office:value-type="string">
            <text:p>Serie5</text:p>
          </table:table-cell>
          <table:table-cell office:value-type="float" office:value="2.613">
            <text:p>2.61</text:p>
          </table:table-cell>
          <table:table-cell table:formula="of:=STDEVP([.$F$2:.$F$6])" office:value-type="float" office:value="0.0232757384415619">
            <text:p>0.02</text:p>
          </table:table-cell>
          <table:table-cell table:number-columns-repeated="3"/>
        </table:table-row>
        <table:table-row table:style-name="ro4" table:number-rows-repeated="2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07:56:47</meta:creation-date>
    <meta:generator>LibreOffice/3.5$Linux_X86_64 LibreOffice_project/350m1$Build-2</meta:generator>
    <dc:date>2014-03-31T12:20:46</dc:date>
    <meta:editing-duration>PT25M39S</meta:editing-duration>
    <meta:editing-cycles>5</meta:editing-cycles>
    <meta:document-statistic meta:table-count="3" meta:cell-count="312" meta:object-count="0"/>
  </office:meta>
</office:document-meta>
</file>